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language="ru" fo:country="RU" fo:font-weight="bold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language="ru" fo:country="RU" fo:font-weight="normal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5pt" fo:language="ru" fo:country="RU" fo:font-weight="normal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 fo:break-before="page"/>
      <style:text-properties fo:language="ru" fo:country="RU" fo:font-weight="bold"/>
    </style:style>
    <style:style style:name="P9" style:family="paragraph" style:parent-style-name="Text_20_body" style:master-page-name="HTML">
      <style:paragraph-properties fo:margin-top="0cm" fo:margin-bottom="0cm" loext:contextual-spacing="false" fo:line-height="100%" fo:text-align="center" style:justify-single-word="false" style:page-number="auto"/>
      <style:text-properties fo:language="ru" fo:country="RU"/>
    </style:style>
    <style:style style:name="P1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language="ru" fo:country="RU" fo:font-weight="bold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language="ru" fo:country="RU" fo:font-weight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/>
    </style:style>
    <style:style style:name="T3" style:family="text">
      <style:text-properties fo:color="#000000" style:font-name="Courier New" fo:font-size="10pt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12cm" fo:margin-right="0.212cm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office:annotation><dc:date>2020-05-30T21:49:01.359244030</dc:date><text:p>HTML: &lt;meta name="changed" content="00:00:00"&gt;</text:p></office:annotation>Отчёт по лабораторной работе №4</text:p>
      <text:p text:style-name="P1">Все описанные функции находятся в паке с отчётом</text:p>
      <text:p text:style-name="P1">Задание 1.</text:p>
      <text:p text:style-name="P2">Реализовано файлом сценарием</text:p>
      <text:p text:style-name="P2">lab4t1.m</text:p>
      <text:p text:style-name="P3">Код:</text:p>
      <text:p text:style-name="P4">disp('Patr a)')</text:p>
      <text:p text:style-name="P4">M = rand(4);</text:p>
      <text:p text:style-name="P4">[V , D] = eig(M)</text:p>
      <text:p text:style-name="P5"/>
      <text:p text:style-name="P4">disp('A*U');</text:p>
      <text:p text:style-name="P4">M*V</text:p>
      <text:p text:style-name="P4">disp('U*R')</text:p>
      <text:p text:style-name="P4">V*D</text:p>
      <text:p text:style-name="P5"/>
      <text:p text:style-name="P4">disp('Part b)')</text:p>
      <text:p text:style-name="P4">C = [6 7 9 0; 8 6 4 6; 9 8 4 6; 8 6 3 9 ];</text:p>
      <text:p text:style-name="P5"/>
      <text:p text:style-name="P4">if(det(C) ~= 0)</text:p>
      <text:p text:style-name="P4">A = [4 5 6 7 ; 0 9 5 8; 6 8 4 3; 9 7 4 6];</text:p>
      <text:p text:style-name="P4">B = inv(C) * A * C;</text:p>
      <text:p text:style-name="P4">disp('eig for A')</text:p>
      <text:p text:style-name="P4">eig(A)</text:p>
      <text:p text:style-name="P4">disp('eig for B')</text:p>
      <text:p text:style-name="P4">eig(B)</text:p>
      <text:p text:style-name="P4">else</text:p>
      <text:p text:style-name="P4">disp('ooops determinant is 0')</text:p>
      <text:p text:style-name="P4">end</text:p>
      <text:p text:style-name="P5"/>
      <text:p text:style-name="P3">Результат выполнения:</text:p>
      <text:p text:style-name="P4">&gt;&gt; lab4t1()</text:p>
      <text:p text:style-name="P4">Patr a)</text:p>
      <text:p text:style-name="P5"/>
      <text:p text:style-name="P4">V =</text:p>
      <text:p text:style-name="P5"/>
      <text:p text:style-name="P4">0.4254 0.2722 0.2372 - 0.0930i 0.2372 + 0.0930i</text:p>
      <text:p text:style-name="P4">0.5235 -0.6594 0.1186 - 0.2789i 0.1186 + 0.2789i</text:p>
      <text:p text:style-name="P4">0.4751 0.2700 -0.0257 + 0.5564i -0.0257 - 0.5564i</text:p>
      <text:p text:style-name="P4">0.5651 0.6467 -0.7300 -0.7300 </text:p>
      <text:p text:style-name="P5"/>
      <text:p text:style-name="P5"/>
      <text:p text:style-name="P4">D =</text:p>
      <text:p text:style-name="P5"/>
      <text:p text:style-name="P4">2.1396 0 0 0 </text:p>
      <text:p text:style-name="P4">0 0.3277 0 0 </text:p>
      <text:p text:style-name="P4">0 0 0.4900 + 0.3262i 0 </text:p>
      <text:p text:style-name="P4">0 0 0 0.4900 - 0.3262i</text:p>
      <text:p text:style-name="P5"/>
      <text:p text:style-name="P4">A*U</text:p>
      <text:p text:style-name="P5"><text:soft-page-break/></text:p>
      <text:p text:style-name="P4">ans =</text:p>
      <text:p text:style-name="P5"/>
      <text:p text:style-name="P4">0.9101 0.0892 0.1466 + 0.0318i 0.1466 - 0.0318i</text:p>
      <text:p text:style-name="P4">1.1201 -0.2161 0.1491 - 0.0980i 0.1491 + 0.0980i</text:p>
      <text:p text:style-name="P4">1.0165 0.0885 -0.1941 + 0.2643i -0.1941 - 0.2643i</text:p>
      <text:p text:style-name="P4">1.2090 0.2119 -0.3577 - 0.2381i -0.3577 + 0.2381i</text:p>
      <text:p text:style-name="P5"/>
      <text:p text:style-name="P4">U*R</text:p>
      <text:p text:style-name="P5"/>
      <text:p text:style-name="P4">ans =</text:p>
      <text:p text:style-name="P5"/>
      <text:p text:style-name="P4">0.9101 0.0892 0.1466 + 0.0318i 0.1466 - 0.0318i</text:p>
      <text:p text:style-name="P4">1.1201 -0.2161 0.1491 - 0.0980i 0.1491 + 0.0980i</text:p>
      <text:p text:style-name="P4">1.0165 0.0885 -0.1941 + 0.2643i -0.1941 - 0.2643i</text:p>
      <text:p text:style-name="P4">1.2090 0.2119 -0.3577 - 0.2381i -0.3577 + 0.2381i</text:p>
      <text:p text:style-name="P5"/>
      <text:p text:style-name="P4">Part b)</text:p>
      <text:p text:style-name="P4">eig for A</text:p>
      <text:p text:style-name="P5"/>
      <text:p text:style-name="P4">ans =</text:p>
      <text:p text:style-name="P5"/>
      <text:p text:style-name="P4">22.8828 </text:p>
      <text:p text:style-name="P4">-5.1711 </text:p>
      <text:p text:style-name="P4">2.6441 + 0.8207i</text:p>
      <text:p text:style-name="P4">2.6441 - 0.8207i</text:p>
      <text:p text:style-name="P5"/>
      <text:p text:style-name="P4">eig for B</text:p>
      <text:p text:style-name="P5"/>
      <text:p text:style-name="P4">ans =</text:p>
      <text:p text:style-name="P5"/>
      <text:p text:style-name="P4">22.8828 </text:p>
      <text:p text:style-name="P4">-5.1711 </text:p>
      <text:p text:style-name="P4">2.6441 + 0.8207i</text:p>
      <text:p text:style-name="P4">2.6441 - 0.8207i</text:p>
      <text:p text:style-name="P1">Задание 2.</text:p>
      <text:p text:style-name="P2">Пункт 1.</text:p>
      <text:p text:style-name="P2">Реализовано функцией [a , b , c] = leontModIsProd(A). На вход подаётся матрица прямых затрат А на выходе 3 логических переменных </text:p>
      <text:p text:style-name="P2">1) a == true =&gt; Норма матрицы A, рассчитываемая как максимальное значение суммы элементов по столбцам, меньше единицы (достаточный признак).</text:p>
      <text:p text:style-name="P2">2) b == true =&gt; Условие Хаукинса-Саймона выполнено</text:p>
      <text:p text:style-name="P2">3) с == true =&gt; Матрица (E - A ) обратима, причем все элементы матрицы (E — A) неотрицательны.</text:p>
      <text:p text:style-name="P2">Так же участвуют функции getMMinors.m — ищет миноры, и get1Norm.m — ищет заданную норму.</text:p>
      <text:p text:style-name="P5"/>
      <text:p text:style-name="P3">Результат выполнения:</text:p>
      <text:p text:style-name="P4">&gt;&gt; A = [0.004 0.129 0.101 0.015 0.021; 0.36 0.222 0.094 0.125 0.19; 0.123 0.024 0.352 0.034 0.044; <text:soft-page-break/>0.072 0.120 0.102 0.176 0.230; 0.212 0.09 0.17 0.189 0.115]</text:p>
      <text:p text:style-name="P5"/>
      <text:p text:style-name="P4">A =</text:p>
      <text:p text:style-name="P5"/>
      <text:p text:style-name="P4">0.0040 0.1290 0.1010 0.0150 0.0210</text:p>
      <text:p text:style-name="P4">0.3600 0.2220 0.0940 0.1250 0.1900</text:p>
      <text:p text:style-name="P4">0.1230 0.0240 0.3520 0.0340 0.0440</text:p>
      <text:p text:style-name="P4">0.0720 0.1200 0.1020 0.1760 0.2300</text:p>
      <text:p text:style-name="P4">0.2120 0.0900 0.1700 0.1890 0.1150</text:p>
      <text:p text:style-name="P5"/>
      <text:p text:style-name="P4">&gt;&gt; [a , b , c] = leontModIsProd(A)</text:p>
      <text:p text:style-name="P5"/>
      <text:p text:style-name="P4">a =</text:p>
      <text:p text:style-name="P5"/>
      <text:p text:style-name="P4">1</text:p>
      <text:p text:style-name="P5"/>
      <text:p text:style-name="P5"/>
      <text:p text:style-name="P4">b =</text:p>
      <text:p text:style-name="P5"/>
      <text:p text:style-name="P4">1</text:p>
      <text:p text:style-name="P5"/>
      <text:p text:style-name="P5"/>
      <text:p text:style-name="P4">c = 1</text:p>
      <text:p text:style-name="P5"/>
      <text:p text:style-name="P5"/>
      <text:p text:style-name="P2">Пункт 2. </text:p>
      <text:p text:style-name="P2">Предполагаю, что в условии представлен стоимостной межотраслевой баланс.</text:p>
      <text:p text:style-name="P5"><text:span text:style-name="T1">Реализовано функцией </text:span><text:span text:style-name="T3">leontModResults(A, in , y , DE)</text:span></text:p>
      <text:p text:style-name="P2"><text:span text:style-name="T4">Входные данные</text:span> A — матрица прямых затрат, in — имена отраслей, y — вектор конечного потребления, DE — вектор амортизационных расходов. </text:p>
      <text:p text:style-name="P2"><text:span text:style-name="T4">Выходные данные </text:span><text:span text:style-name="T5">x — вектор валовых выпусков отраслей</text:span></text:p>
      <text:p text:style-name="P4">X — матрица характеризующая межотраслевые поставки продукции</text:p>
      <text:p text:style-name="P4">Z - вектор условно чистой продукции</text:p>
      <text:p text:style-name="P4">p — вектор цен продукции.</text:p>
      <text:p text:style-name="P3">Код:</text:p>
      <text:p text:style-name="P5"/>
      <text:p text:style-name="P4">% y - is vector of final exrice</text:p>
      <text:p text:style-name="P4">% de - is a vector of depreciation expense</text:p>
      <text:p text:style-name="P4">% A - direct costs matrix </text:p>
      <text:p text:style-name="P4">% in - industry names</text:p>
      <text:p text:style-name="P4">%</text:p>
      <text:p text:style-name="P4">% x - gross output vector</text:p>
      <text:p text:style-name="P4">% X - gintersectoral supplies matrix</text:p>
      <text:p text:style-name="P4">% Z - relatively clean products vector</text:p>
      <text:p text:style-name="P4">% p - prices vector</text:p>
      <text:p text:style-name="P5"/>
      <text:p text:style-name="P4">function [x , X , Z , p] = leontModResults(A, in , y , DE)</text:p>
      <text:p text:style-name="P5"/>
      <text:p text:style-name="P4">indCount = numel(in);</text:p>
      <text:p text:style-name="P4"><text:soft-page-break/>eye(indCount);</text:p>
      <text:p text:style-name="P4">E = eye(indCount);</text:p>
      <text:p text:style-name="P4">% firstly need find vector of gross output</text:p>
      <text:p text:style-name="P4">B = inv(E - A);</text:p>
      <text:p text:style-name="P4">x = B*y';</text:p>
      <text:p text:style-name="P4">X = [];%intersectoral supplies</text:p>
      <text:p text:style-name="P4">for i = 1:indCount</text:p>
      <text:p text:style-name="P4">% intersectoral supplies</text:p>
      <text:p text:style-name="P4">for j = 1:indCount</text:p>
      <text:p text:style-name="P4">%X = [X , A(i , j) * x(j)]; first error variant</text:p>
      <text:p text:style-name="P4">X(i , j) = A(i , j) * x(j); % ok variant</text:p>
      <text:p text:style-name="P4">end</text:p>
      <text:p text:style-name="P4">disp(['gross output for industry ' , in(i) ,' ' , num2str(x(i))])</text:p>
      <text:p text:style-name="P4">end</text:p>
      <text:p text:style-name="P5"/>
      <text:p text:style-name="P4">X = reshape(X , indCount , indCount);</text:p>
      <text:p text:style-name="P4">Z = [];</text:p>
      <text:p text:style-name="P4">for(j = 1:indCount) </text:p>
      <text:p text:style-name="P5"/>
      <text:p text:style-name="P4">Z(j) = x(j) - sum(X(:, j))- DE(j);</text:p>
      <text:p text:style-name="P5"/>
      <text:p text:style-name="P4">end</text:p>
      <text:p text:style-name="P5"/>
      <text:p text:style-name="P4">p = inv(eye(indCount) - A')*(DE'+Z');</text:p>
      <text:p text:style-name="P5"/>
      <text:p text:style-name="P5"/>
      <text:p text:style-name="P3">Результат выполения: </text:p>
      <text:p text:style-name="P3">&gt;&gt; A</text:p>
      <text:p text:style-name="P5"/>
      <text:p text:style-name="P3">A =</text:p>
      <text:p text:style-name="P5"/>
      <text:p text:style-name="P3">0.0040 0.1290 0.1010 0.0150 0.0210</text:p>
      <text:p text:style-name="P3">0.3600 0.2220 0.0940 0.1250 0.1900</text:p>
      <text:p text:style-name="P3">0.1230 0.0240 0.3520 0.0340 0.0440</text:p>
      <text:p text:style-name="P3">0.0720 0.1200 0.1020 0.1760 0.2300</text:p>
      <text:p text:style-name="P3">0.2120 0.0900 0.1700 0.1890 0.1150</text:p>
      <text:p text:style-name="P5"/>
      <text:p text:style-name="P3">&gt;&gt; in</text:p>
      <text:p text:style-name="P5"/>
      <text:p text:style-name="P3">in =</text:p>
      <text:p text:style-name="P5"/>
      <text:p text:style-name="P3">ABCDE</text:p>
      <text:p text:style-name="P5"/>
      <text:p text:style-name="P3">&gt;&gt; y</text:p>
      <text:p text:style-name="P5"/>
      <text:p text:style-name="P3">y =</text:p>
      <text:p text:style-name="P5"/>
      <text:p text:style-name="P3">1290 2300 4120 5550 1100</text:p>
      <text:p text:style-name="P5"/>
      <text:p text:style-name="P3"><text:soft-page-break/>&gt;&gt; de</text:p>
      <text:p text:style-name="P5"/>
      <text:p text:style-name="P3">de =</text:p>
      <text:p text:style-name="P5"/>
      <text:p text:style-name="P3">600 200 300 400 1000</text:p>
      <text:p text:style-name="P5"/>
      <text:p text:style-name="P3">&gt;&gt; [x , X] = leontModResults(A , in , y , de)</text:p>
      <text:p text:style-name="P3">gross output for industry A 3679.0293</text:p>
      <text:p text:style-name="P3">gross output for industry B 9267.8362</text:p>
      <text:p text:style-name="P3">gross output for industry C 8485.3639</text:p>
      <text:p text:style-name="P3">gross output for industry D 11450.4967</text:p>
      <text:p text:style-name="P3">gross output for industry E 7142.0511</text:p>
      <text:p text:style-name="P3">full costs matrix</text:p>
      <text:p text:style-name="P5"/>
      <text:p text:style-name="P3">B =</text:p>
      <text:p text:style-name="P5"/>
      <text:p text:style-name="P3">1.1473 0.2251 0.2552 0.0913 0.1120</text:p>
      <text:p text:style-name="P3">0.7483 1.5383 0.5229 0.3768 0.4719</text:p>
      <text:p text:style-name="P3">0.2989 0.1391 1.6710 0.1308 0.1540</text:p>
      <text:p text:style-name="P3">0.3830 0.3478 0.4538 1.3999 0.4701</text:p>
      <text:p text:style-name="P3">0.4901 0.3114 0.5322 0.3843 1.3347</text:p>
      <text:p text:style-name="P5"/>
      <text:p text:style-name="P5"/>
      <text:p text:style-name="P3">x =</text:p>
      <text:p text:style-name="P5"/>
      <text:p text:style-name="P3">1.0e+004 *</text:p>
      <text:p text:style-name="P5"/>
      <text:p text:style-name="P3">0.3679</text:p>
      <text:p text:style-name="P3">0.9268</text:p>
      <text:p text:style-name="P3">0.8485</text:p>
      <text:p text:style-name="P3">1.1450</text:p>
      <text:p text:style-name="P3">0.7142</text:p>
      <text:p text:style-name="P5"/>
      <text:p text:style-name="P5"/>
      <text:p text:style-name="P3">X =</text:p>
      <text:p text:style-name="P5"/>
      <text:p text:style-name="P3">1.0e+003 *</text:p>
      <text:p text:style-name="P5"/>
      <text:p text:style-name="P3">0.0147 1.1956 0.8570 0.1718 0.1500</text:p>
      <text:p text:style-name="P3">1.3245 2.0575 0.7976 1.4313 1.3570</text:p>
      <text:p text:style-name="P3">0.4525 0.2224 2.9868 0.3893 0.3143</text:p>
      <text:p text:style-name="P3">0.2649 1.1121 0.8655 2.0153 1.6427</text:p>
      <text:p text:style-name="P3">0.7800 0.8341 1.4425 2.1641 0.8213</text:p>
      <text:p text:style-name="P5"/>
      <text:p text:style-name="P4">При определении условно чистой продукции исходил из материалов </text:p>
      <text:p text:style-name="P7">Смотри Ниже</text:p>
      <text:p text:style-name="P5"><draw:frame draw:style-name="fr1" draw:name="Image1" text:anchor-type="paragraph" svg:width="17.595cm" svg:height="23.442cm" draw:z-index="0"><draw:image xlink:href="../images_html_f091fc18b30aed77.jpg" xlink:type="simple" xlink:show="embed" xlink:actuate="onLoad" loext:mime-type="image/jpeg"/></draw:frame></text:p>
      <text:p text:style-name="P4"><text:soft-page-break/>от куда следует что </text:p>
      <text:p text:style-name="P5"><text:soft-page-break/></text:p>
      <text:p text:style-name="P5"><draw:frame draw:style-name="fr2" draw:name="Object1" text:anchor-type="as-char" svg:width="2.672cm" svg:height="1.138cm" draw:z-index="1"><draw:image xlink:href="../images_html_4406e7adf1d172b7.gif" xlink:type="simple" xlink:show="embed" xlink:actuate="onLoad" loext:mime-type="image/gif"/></draw:frame><text:s/></text:p>
      <text:p text:style-name="P5"/>
      <text:p text:style-name="P4">лишь с тем предположением, что, так как в выданном в электронном виде на занятии методическом пособии в цену вкладывались <text:span text:style-name="T4">отдельно</text:span> амортизация и чистая прибыль, то нужно также отнять амортизационные отчисления, так формула примет вид.</text:p>
      <text:p text:style-name="P5"/>
      <text:p text:style-name="P5"><draw:frame draw:style-name="fr2" draw:name="Object2" text:anchor-type="as-char" svg:width="3.334cm" svg:height="1.138cm" draw:z-index="2"><draw:image xlink:href="../images_html_ac0ded514a918e4b.gif" xlink:type="simple" xlink:show="embed" xlink:actuate="onLoad" loext:mime-type="image/gif"/></draw:frame><text:s/></text:p>
      <text:p text:style-name="P4">где <draw:frame draw:style-name="fr2" draw:name="Object3" text:anchor-type="as-char" svg:width="0.503cm" svg:height="0.529cm" draw:z-index="3"><draw:image xlink:href="../images_html_da384ca2fbf866e7.gif" xlink:type="simple" xlink:show="embed" xlink:actuate="onLoad" loext:mime-type="image/gif"/></draw:frame><text:s/>- амортизационные отчисления j-ой отрасли.</text:p>
      <text:p text:style-name="P5"/>
      <text:p text:style-name="P3">Z =</text:p>
      <text:p text:style-name="P5"/>
      <text:p text:style-name="P3">1.0e+003 *</text:p>
      <text:p text:style-name="P5"/>
      <text:p text:style-name="P3">0.2425 3.6462 1.2359 4.8787 1.8568</text:p>
      <text:p text:style-name="P5"/>
      <text:p text:style-name="P5"/>
      <text:p text:style-name="P4">В матричной форме система для определения цен</text:p>
      <text:p text:style-name="P5"><draw:frame draw:style-name="fr2" draw:name="Object4" text:anchor-type="as-char" svg:width="0.688cm" svg:height="0.529cm" draw:z-index="4"><draw:image xlink:href="../images_html_56f18ab4d5fa6f09.gif" xlink:type="simple" xlink:show="embed" xlink:actuate="onLoad" loext:mime-type="image/gif"/></draw:frame><text:s/><text:span text:style-name="T2">*P +R + Z = P</text:span></text:p>
      <text:p text:style-name="P4">от куда </text:p>
      <text:p text:style-name="P4">R + Z = P - <draw:frame draw:style-name="fr2" draw:name="Object5" text:anchor-type="as-char" svg:width="0.688cm" svg:height="0.529cm" draw:z-index="5"><draw:image xlink:href="../images_html_56f18ab4d5fa6f09.gif" xlink:type="simple" xlink:show="embed" xlink:actuate="onLoad" loext:mime-type="image/gif"/></draw:frame><text:s/>*P</text:p>
      <text:p text:style-name="P4">R + Z = (E - <draw:frame draw:style-name="fr2" draw:name="Object6" text:anchor-type="as-char" svg:width="0.688cm" svg:height="0.529cm" draw:z-index="6"><draw:image xlink:href="../images_html_56f18ab4d5fa6f09.gif" xlink:type="simple" xlink:show="embed" xlink:actuate="onLoad" loext:mime-type="image/gif"/></draw:frame><text:s/>) * P</text:p>
      <text:p text:style-name="P4">P = <draw:frame draw:style-name="fr2" draw:name="Object7" text:anchor-type="as-char" svg:width="1.984cm" svg:height="0.556cm" draw:z-index="7"><draw:image xlink:href="../images_html_d807a837fe897c0f.gif" xlink:type="simple" xlink:show="embed" xlink:actuate="onLoad" loext:mime-type="image/gif"/></draw:frame><text:s/>(R+Z)</text:p>
      <text:p text:style-name="P5"/>
      <text:p text:style-name="P3">p =</text:p>
      <text:p text:style-name="P5"/>
      <text:p text:style-name="P3">1.0e+004 *</text:p>
      <text:p text:style-name="P5"/>
      <text:p text:style-name="P3">0.7726</text:p>
      <text:p text:style-name="P3">0.9045</text:p>
      <text:p text:style-name="P3">0.8709</text:p>
      <text:p text:style-name="P3">1.0214</text:p>
      <text:p text:style-name="P3">0.8441</text:p>
      <text:p text:style-name="P5"/>
      <text:p text:style-name="P5"/>
      <text:p text:style-name="P8">Проверка правильности</text:p>
      <text:p text:style-name="P6"/>
      <text:p text:style-name="P4">1)Ax + y = x</text:p>
      <text:p text:style-name="P5"/>
      <text:p text:style-name="P4">&gt;&gt; A*x+y'</text:p>
      <text:p text:style-name="P5"/>
      <text:p text:style-name="P4">ans =</text:p>
      <text:p text:style-name="P5"/>
      <text:p text:style-name="P4">1.0e+004 *</text:p>
      <text:p text:style-name="P5"/>
      <text:p text:style-name="P4">0.3679</text:p>
      <text:p text:style-name="P4">0.9268</text:p>
      <text:p text:style-name="P4">0.8485</text:p>
      <text:p text:style-name="P4">1.1450</text:p>
      <text:p text:style-name="P4">0.7142</text:p>
      <text:p text:style-name="P5"/>
      <text:p text:style-name="P4">&gt;&gt; x</text:p>
      <text:p text:style-name="P5"/>
      <text:p text:style-name="P4">x =</text:p>
      <text:p text:style-name="P5"/>
      <text:p text:style-name="P4">1.0e+004 *</text:p>
      <text:p text:style-name="P5"/>
      <text:p text:style-name="P4">0.3679</text:p>
      <text:p text:style-name="P4">0.9268</text:p>
      <text:p text:style-name="P4">0.8485</text:p>
      <text:p text:style-name="P4">1.1450</text:p>
      <text:p text:style-name="P4">0.7142</text:p>
      <text:p text:style-name="P5"/>
      <text:p text:style-name="P5"/>
      <text:p text:style-name="P4">2) <draw:frame draw:style-name="fr2" draw:name="Object8" text:anchor-type="as-char" svg:width="2.434cm" svg:height="1.138cm" draw:z-index="8"><draw:image xlink:href="../images_html_8e9be1fddac2149e.gif" xlink:type="simple" xlink:show="embed" xlink:actuate="onLoad" loext:mime-type="image/gif"/></draw:frame><text:s/></text:p>
      <text:p text:style-name="P4">возьмём i = 2</text:p>
      <text:p text:style-name="P5"/>
      <text:p text:style-name="P4">&gt;&gt; sum(X(2, :)) + y(2)</text:p>
      <text:p text:style-name="P5"/>
      <text:p text:style-name="P4">ans =</text:p>
      <text:p text:style-name="P5"/>
      <text:p text:style-name="P4">9.2678e+003</text:p>
      <text:p text:style-name="P5"/>
      <text:p text:style-name="P4">&gt;&gt; x</text:p>
      <text:p text:style-name="P5"/>
      <text:p text:style-name="P4">x =</text:p>
      <text:p text:style-name="P5"/>
      <text:p text:style-name="P4">1.0e+004 *</text:p>
      <text:p text:style-name="P5"/>
      <text:p text:style-name="P4">0.3679</text:p>
      <text:p text:style-name="P4">0.9268</text:p>
      <text:p text:style-name="P4">0.8485</text:p>
      <text:p text:style-name="P4"><text:soft-page-break/>1.1450</text:p>
      <text:p text:style-name="P4">0.7142</text:p>
      <text:p text:style-name="P5"/>
      <text:p text:style-name="P4">3)<draw:frame draw:style-name="fr2" draw:name="Object10" text:anchor-type="as-char" svg:width="3.228cm" svg:height="1.138cm" draw:z-index="9"><draw:image xlink:href="../images_html_11527331448037e0.gif" xlink:type="simple" xlink:show="embed" xlink:actuate="onLoad" loext:mime-type="image/gif"/></draw:frame> </text:p>
      <text:p text:style-name="P4">возьмём j = 1</text:p>
      <text:p text:style-name="P5"/>
      <text:p text:style-name="P4">&gt;&gt; sum(X(: , 1)) + de(1) + Z(1)</text:p>
      <text:p text:style-name="P5"/>
      <text:p text:style-name="P4">ans =</text:p>
      <text:p text:style-name="P5"/>
      <text:p text:style-name="P4">3.6790e+003</text:p>
      <text:p text:style-name="P5"/>
      <text:p text:style-name="P4">&gt;&gt; x(1)</text:p>
      <text:p text:style-name="P5"/>
      <text:p text:style-name="P4">ans =</text:p>
      <text:p text:style-name="P5"/>
      <text:p text:style-name="P4">3.6790e+003</text:p>
      <text:p text:style-name="P5"/>
      <text:p text:style-name="P5"/>
      <text:p text:style-name="P4">4) <text:s/><draw:frame draw:style-name="fr3" draw:name="Object9" text:anchor-type="as-char" svg:y="-0.713cm" svg:width="3.425cm" svg:height="1.139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4"/>
      <text:p text:style-name="P4">&gt;&gt; A(: , 3)'*p + de(3) + Z(3)</text:p>
      <text:p text:style-name="P4"/>
      <text:p text:style-name="P4">ans =</text:p>
      <text:p text:style-name="P4"/>
      <text:p text:style-name="P4"><text:s text:c="2"/>8.7086e+003</text:p>
      <text:p text:style-name="P4"/>
      <text:p text:style-name="P4">&gt;&gt; p(3)</text:p>
      <text:p text:style-name="P4"/>
      <text:p text:style-name="P4">ans =</text:p>
      <text:p text:style-name="P4"/>
      <text:p text:style-name="P4"><text:s text:c="2"/>8.7086e+0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dc:date>2020-05-30T21:57:59.960273967</dc:date>
    <meta:editing-duration>PT8M51S</meta:editing-duration>
    <meta:editing-cycles>2</meta:editing-cycles>
    <meta:generator>LibreOffice/6.0.7.3$Linux_X86_64 LibreOffice_project/00m0$Build-3</meta:generator>
    <meta:document-statistic meta:table-count="0" meta:image-count="10" meta:object-count="1" meta:page-count="9" meta:paragraph-count="237" meta:word-count="1000" meta:character-count="5299" meta:non-whitespace-character-count="4491"/>
  </office:meta>
</office:document-meta>
</file>

<file path=Object 1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b>
              <mi>a</mi>
              <mi mathvariant="italic">ij</mi>
            </msub>
            <msub>
              <mi>p</mi>
              <mi>j</mi>
            </msub>
          </mrow>
        </mrow>
        <mo stretchy="false">+</mo>
        <msub>
          <mi>r</mi>
          <mi>i</mi>
        </msub>
        <mo stretchy="false">+</mo>
        <msub>
          <mi>d</mi>
          <mi>i</mi>
        </msub>
      </mrow>
      <mo stretchy="false">=</mo>
      <msub>
        <mi>p</mi>
        <mi>i</mi>
      </msub>
    </mrow>
    <annotation encoding="StarMath 5.0">sum from{j=1} to{n}{a_ij p_j} + r_i + d_i = p_i</annotation>
  </semantics>
</math>
</file>